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88ae" officeooo:paragraph-rsid="000988ae"/>
    </style:style>
    <style:style style:name="P2" style:family="paragraph" style:parent-style-name="Text_20_body">
      <style:text-properties officeooo:rsid="000988ae" officeooo:paragraph-rsid="0009b067"/>
    </style:style>
    <style:style style:name="P3" style:family="paragraph" style:parent-style-name="Text_20_body">
      <style:text-properties officeooo:rsid="000988ae" officeooo:paragraph-rsid="000ba223"/>
    </style:style>
    <style:style style:name="P4" style:family="paragraph" style:parent-style-name="Text_20_body">
      <style:text-properties officeooo:rsid="000988ae" officeooo:paragraph-rsid="000c2bfc"/>
    </style:style>
    <style:style style:name="P5" style:family="paragraph" style:parent-style-name="Text_20_body">
      <style:text-properties officeooo:paragraph-rsid="000988ae"/>
    </style:style>
    <style:style style:name="P6" style:family="paragraph" style:parent-style-name="Text_20_body">
      <style:text-properties officeooo:paragraph-rsid="0009b067"/>
    </style:style>
    <style:style style:name="P7" style:family="paragraph" style:parent-style-name="Text_20_body">
      <style:text-properties officeooo:paragraph-rsid="000ba223"/>
    </style:style>
    <style:style style:name="P8" style:family="paragraph" style:parent-style-name="Text_20_body">
      <style:text-properties officeooo:paragraph-rsid="000c2bfc"/>
    </style:style>
    <style:style style:name="P9" style:family="paragraph" style:parent-style-name="Text_20_body">
      <style:text-properties officeooo:rsid="0009b067" officeooo:paragraph-rsid="0009b067"/>
    </style:style>
    <style:style style:name="P10" style:family="paragraph" style:parent-style-name="Text_20_body">
      <style:text-properties officeooo:rsid="0009b067" officeooo:paragraph-rsid="000ba223"/>
    </style:style>
    <style:style style:name="P11" style:family="paragraph" style:parent-style-name="Text_20_body">
      <style:text-properties officeooo:rsid="0009b067" officeooo:paragraph-rsid="000c2bfc"/>
    </style:style>
    <style:style style:name="P12" style:family="paragraph" style:parent-style-name="Text_20_body">
      <style:text-properties officeooo:rsid="000ba223" officeooo:paragraph-rsid="000ba223"/>
    </style:style>
    <style:style style:name="P13" style:family="paragraph" style:parent-style-name="Text_20_body">
      <style:paragraph-properties fo:break-before="page"/>
      <style:text-properties officeooo:rsid="0009b067" officeooo:paragraph-rsid="0009b067"/>
    </style:style>
    <style:style style:name="P14" style:family="paragraph" style:parent-style-name="Heading_20_2">
      <style:text-properties officeooo:paragraph-rsid="0011f25a"/>
    </style:style>
    <style:style style:name="P15" style:family="paragraph" style:parent-style-name="Heading_20_2">
      <style:text-properties officeooo:paragraph-rsid="0012b734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officeooo:rsid="000988ae" officeooo:paragraph-rsid="0009b067"/>
    </style:style>
    <style:style style:name="P18" style:family="paragraph" style:parent-style-name="Heading_20_2">
      <style:paragraph-properties fo:break-before="page"/>
      <style:text-properties officeooo:rsid="000988ae" officeooo:paragraph-rsid="000ba223"/>
    </style:style>
    <style:style style:name="P19" style:family="paragraph" style:parent-style-name="Heading_20_2">
      <style:paragraph-properties fo:break-before="page"/>
      <style:text-properties officeooo:rsid="000988ae" officeooo:paragraph-rsid="000c2bfc"/>
    </style:style>
    <style:style style:name="P20" style:family="paragraph" style:parent-style-name="Text_20_body" style:list-style-name="L1">
      <style:text-properties officeooo:paragraph-rsid="000988ae"/>
    </style:style>
    <style:style style:name="P21" style:family="paragraph" style:parent-style-name="Text_20_body" style:list-style-name="L1">
      <style:text-properties officeooo:paragraph-rsid="0009b067"/>
    </style:style>
    <style:style style:name="P22" style:family="paragraph" style:parent-style-name="Text_20_body" style:list-style-name="L1">
      <style:text-properties officeooo:paragraph-rsid="000ba223"/>
    </style:style>
    <style:style style:name="P23" style:family="paragraph" style:parent-style-name="Text_20_body" style:list-style-name="L1">
      <style:text-properties officeooo:paragraph-rsid="000c2bfc"/>
    </style:style>
    <style:style style:name="P24" style:family="paragraph" style:parent-style-name="Text_20_body" style:list-style-name="L1">
      <style:text-properties officeooo:paragraph-rsid="000988ae" fo:background-color="#00a933"/>
    </style:style>
    <style:style style:name="P25" style:family="paragraph" style:parent-style-name="Text_20_body" style:list-style-name="L1">
      <style:text-properties officeooo:paragraph-rsid="0009b067" fo:background-color="#00a933"/>
    </style:style>
    <style:style style:name="P26" style:family="paragraph" style:parent-style-name="Text_20_body" style:list-style-name="L1">
      <style:text-properties officeooo:paragraph-rsid="000ba223" fo:background-color="#00a933"/>
    </style:style>
    <style:style style:name="P27" style:family="paragraph" style:parent-style-name="Text_20_body" style:list-style-name="L1">
      <style:text-properties officeooo:paragraph-rsid="000c2bfc" fo:background-color="#00a933"/>
    </style:style>
    <style:style style:name="P28" style:family="paragraph" style:parent-style-name="Text_20_body" style:list-style-name="L1">
      <style:text-properties officeooo:rsid="000988ae" officeooo:paragraph-rsid="000988ae"/>
    </style:style>
    <style:style style:name="P29" style:family="paragraph" style:parent-style-name="Text_20_body" style:list-style-name="L1">
      <style:text-properties officeooo:rsid="000988ae" officeooo:paragraph-rsid="0009b067"/>
    </style:style>
    <style:style style:name="P30" style:family="paragraph" style:parent-style-name="Text_20_body" style:list-style-name="L1">
      <style:text-properties officeooo:rsid="000988ae" officeooo:paragraph-rsid="000ba223"/>
    </style:style>
    <style:style style:name="P31" style:family="paragraph" style:parent-style-name="Text_20_body" style:list-style-name="L1">
      <style:text-properties officeooo:rsid="000988ae" officeooo:paragraph-rsid="000c2bfc"/>
    </style:style>
    <style:style style:name="P32" style:family="paragraph" style:parent-style-name="Text_20_body">
      <style:text-properties officeooo:rsid="000988ae" officeooo:paragraph-rsid="000988ae"/>
    </style:style>
    <style:style style:name="P33" style:family="paragraph" style:parent-style-name="Text_20_body">
      <style:text-properties officeooo:rsid="000988ae" officeooo:paragraph-rsid="0009b067"/>
    </style:style>
    <style:style style:name="P34" style:family="paragraph" style:parent-style-name="Text_20_body">
      <style:text-properties officeooo:rsid="000988ae" officeooo:paragraph-rsid="000ba223"/>
    </style:style>
    <style:style style:name="P35" style:family="paragraph" style:parent-style-name="Text_20_body">
      <style:text-properties officeooo:rsid="000988ae" officeooo:paragraph-rsid="000c2bfc"/>
    </style:style>
    <style:style style:name="P36" style:family="paragraph" style:parent-style-name="Text_20_body">
      <style:text-properties officeooo:rsid="000988ae" officeooo:paragraph-rsid="0011f25a"/>
    </style:style>
    <style:style style:name="P37" style:family="paragraph" style:parent-style-name="Text_20_body">
      <style:text-properties officeooo:rsid="000988ae" officeooo:paragraph-rsid="0012b734"/>
    </style:style>
    <style:style style:name="P38" style:family="paragraph" style:parent-style-name="Text_20_body" style:list-style-name="L1">
      <style:text-properties officeooo:rsid="0009b067" officeooo:paragraph-rsid="0009b067"/>
    </style:style>
    <style:style style:name="P39" style:family="paragraph" style:parent-style-name="Text_20_body" style:list-style-name="L1">
      <style:text-properties officeooo:rsid="0009b067" officeooo:paragraph-rsid="000ba223"/>
    </style:style>
    <style:style style:name="P40" style:family="paragraph" style:parent-style-name="Text_20_body" style:list-style-name="L1">
      <style:text-properties officeooo:rsid="0009b067" officeooo:paragraph-rsid="000c2bfc"/>
    </style:style>
    <style:style style:name="P41" style:family="paragraph" style:parent-style-name="Text_20_body">
      <style:text-properties officeooo:rsid="0009b067" officeooo:paragraph-rsid="000c2bfc"/>
    </style:style>
    <style:style style:name="P42" style:family="paragraph" style:parent-style-name="Text_20_body">
      <style:text-properties officeooo:rsid="0009b067" officeooo:paragraph-rsid="000ba223"/>
    </style:style>
    <style:style style:name="P43" style:family="paragraph" style:parent-style-name="Text_20_body">
      <style:text-properties officeooo:rsid="0009b067" officeooo:paragraph-rsid="0011f25a"/>
    </style:style>
    <style:style style:name="P44" style:family="paragraph" style:parent-style-name="Text_20_body">
      <style:text-properties officeooo:rsid="0009b067" officeooo:paragraph-rsid="0012b734"/>
    </style:style>
    <style:style style:name="P45" style:family="paragraph" style:parent-style-name="Text_20_body" style:list-style-name="L1">
      <style:text-properties officeooo:rsid="000ba223" officeooo:paragraph-rsid="000ba223"/>
    </style:style>
    <style:style style:name="P46" style:family="paragraph" style:parent-style-name="Text_20_body" style:list-style-name="L1">
      <style:text-properties officeooo:rsid="000ba223" officeooo:paragraph-rsid="000c2bfc"/>
    </style:style>
    <style:style style:name="P47" style:family="paragraph" style:parent-style-name="Text_20_body" style:list-style-name="L1">
      <style:text-properties officeooo:rsid="000dd9ca" officeooo:paragraph-rsid="000dd9ca"/>
    </style:style>
    <style:style style:name="P48" style:family="paragraph" style:parent-style-name="Text_20_body">
      <style:text-properties officeooo:paragraph-rsid="0011f25a"/>
    </style:style>
    <style:style style:name="P49" style:family="paragraph" style:parent-style-name="Text_20_body">
      <style:text-properties officeooo:paragraph-rsid="0012b734"/>
    </style:style>
    <style:style style:name="P50" style:family="paragraph" style:parent-style-name="Text_20_body" style:list-style-name="L3">
      <style:text-properties officeooo:rsid="0012b734" officeooo:paragraph-rsid="0012b734"/>
    </style:style>
    <style:style style:name="P51" style:family="paragraph" style:parent-style-name="Heading_20_1">
      <style:paragraph-properties fo:break-before="page"/>
      <style:text-properties officeooo:rsid="000988ae" officeooo:paragraph-rsid="000988ae"/>
    </style:style>
    <style:style style:name="P52" style:family="paragraph">
      <style:paragraph-properties fo:text-align="center"/>
    </style:style>
    <style:style style:name="T1" style:family="text">
      <style:text-properties officeooo:rsid="000988ae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988ae" fo:background-color="#ff0000" loext:char-shading-value="0"/>
    </style:style>
    <style:style style:name="T4" style:family="text">
      <style:text-properties fo:background-color="#00a933" loext:char-shading-value="0"/>
    </style:style>
    <style:style style:name="T5" style:family="text">
      <style:text-properties officeooo:rsid="000988ae" fo:background-color="#00a933" loext:char-shading-value="0"/>
    </style:style>
    <style:style style:name="T6" style:family="text">
      <style:text-properties officeooo:rsid="0009b067"/>
    </style:style>
    <style:style style:name="T7" style:family="text">
      <style:text-properties officeooo:rsid="000c2bfc"/>
    </style:style>
    <style:style style:name="T8" style:family="text">
      <style:text-properties officeooo:rsid="000dd9ca"/>
    </style:style>
    <style:style style:name="T9" style:family="text">
      <style:text-properties officeooo:rsid="000dd9ca" fo:background-color="transparent" loext:char-shading-value="0"/>
    </style:style>
    <style:style style:name="T10" style:family="text">
      <style:text-properties officeooo:rsid="0011f25a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776cm" fo:min-width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mal Munch – Gerador</text:p>
      <text:p text:style-name="Text_20_body"/>
      <text:p text:style-name="Text_20_body"/>
      <text:p text:style-name="Text_20_body">$r1 - registrador 1</text:p>
      <text:p text:style-name="Text_20_body">$r2 - registrador 2</text:p>
      <text:p text:style-name="Text_20_body">$r3 - registrador 3</text:p>
      <text:p text:style-name="Text_20_body">$t <text:s/>- registrador temporario</text:p>
      <text:p text:style-name="Text_20_body">C <text:s text:c="2"/>- constante</text:p>
      <text:p text:style-name="P12"/>
      <text:h text:style-name="P51" text:outline-level="1">1. Operações binárias</text:h>
      <text:h text:style-name="Heading_20_2" text:outline-level="2">1.1.<text:span text:style-name="T6">IF ==</text:span></text:h>
      <text:p text:style-name="P9"/>
      <text:p text:style-name="P1">AST: IF($r1,<text:span text:style-name="T4"> <text:s text:c="7"/></text:span>,<text:span text:style-name="T2"> <text:s text:c="6"/></text:span>)</text:p>
      <text:p text:style-name="P5">Código: </text:p>
      <text:list xml:id="list2767449765" text:style-name="L1">
        <text:list-item>
          <text:p text:style-name="P20">bne $r1, $zero, <text:span text:style-name="T1">else</text:span></text:p>
        </text:list-item>
        <text:list-item>
          <text:p text:style-name="P24"><text:s text:c="25"/></text:p>
        </text:list-item>
        <text:list-item>
          <text:p text:style-name="P28">j fim_if</text:p>
        </text:list-item>
        <text:list-item>
          <text:p text:style-name="P28">else: <text:span text:style-name="T2"><text:s text:c="16"/></text:span></text:p>
        </text:list-item>
        <text:list-item>
          <text:p text:style-name="P28">fim_if:</text:p>
        </text:list-item>
      </text:list>
      <text:p text:style-name="P9"/>
      <text:p text:style-name="P9"/>
      <text:p text:style-name="P9"/>
      <text:p text:style-name="P9"/>
      <text:p text:style-name="P1">AST: IF(==($r1,$r2),<text:span text:style-name="T4"> <text:s text:c="7"/></text:span>,<text:span text:style-name="T2"> <text:s text:c="6"/></text:span>)</text:p>
      <text:p text:style-name="P1">Código:</text:p>
      <text:list xml:id="list72455082282826" text:continue-numbering="true" text:style-name="L1">
        <text:list-item>
          <text:p text:style-name="P20">bne $r1, $<text:span text:style-name="T1">r2</text:span>, <text:span text:style-name="T1">else</text:span></text:p>
        </text:list-item>
        <text:list-item>
          <text:p text:style-name="P24"><text:tab/><text:tab/></text:p>
        </text:list-item>
        <text:list-item>
          <text:p text:style-name="P28">j fim_if</text:p>
        </text:list-item>
        <text:list-item>
          <text:p text:style-name="P28">else: <text:span text:style-name="T2"><text:tab/><text:tab/></text:span></text:p>
        </text:list-item>
        <text:list-item>
          <text:p text:style-name="P28">fim_if:</text:p>
        </text:list-item>
      </text:list>
      <text:p text:style-name="P1"><draw:custom-shape text:anchor-type="paragraph" draw:z-index="0" draw:name="Forma1" draw:style-name="gr1" draw:text-style-name="P52" svg:width="1.094cm" svg:height="1.094cm" svg:x="3.565cm" svg:y="0.94cm"><text:p text:style-name="P52">=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1" draw:text-style-name="P52" svg:width="1.094cm" svg:height="1.094cm" svg:x="5.565cm" svg:y="2.94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52" svg:width="1.094cm" svg:height="1.094cm" svg:x="1.565cm" svg:y="2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a3" draw:style-name="gr2" draw:text-style-name="P52" svg:x1="3.842cm" svg:y1="1.953cm" svg:x2="2.422cm" svg:y2="3.373cm"><text:p/></draw:line><draw:line text:anchor-type="paragraph" draw:z-index="4" draw:name="Forma2" draw:style-name="gr2" draw:text-style-name="P52" svg:x1="4.382cm" svg:y1="1.969cm" svg:x2="5.885cm" svg:y2="3.472cm"><text:p/></draw:line>AST:</text:p>
      <text:p text:style-name="P1"/>
      <text:p text:style-name="P13"><draw:custom-shape text:anchor-type="paragraph" draw:z-index="5" draw:name="Forma1" draw:style-name="gr1" draw:text-style-name="P52" svg:width="1.094cm" svg:height="1.094cm" svg:x="3.565cm" svg:y="6.941cm"><text:p text:style-name="P52">=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1" draw:text-style-name="P52" svg:width="1.094cm" svg:height="1.094cm" svg:x="5.565cm" svg:y="8.941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1" draw:text-style-name="P52" svg:width="1.094cm" svg:height="1.094cm" svg:x="1.565cm" svg:y="8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a2" draw:style-name="gr2" draw:text-style-name="P52" svg:x1="4.382cm" svg:y1="7.969cm" svg:x2="5.885cm" svg:y2="9.472cm"><text:p/></draw:line><draw:line text:anchor-type="paragraph" draw:z-index="9" draw:name="Forma3" draw:style-name="gr2" draw:text-style-name="P52" svg:x1="3.842cm" svg:y1="7.953cm" svg:x2="2.422cm" svg:y2="9.373cm"><text:p/></draw:line>AST:IF(==($r1,C)<text:span text:style-name="T1">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5005298355" text:continue-numbering="true" text:style-name="L1">
        <text:list-item>
          <text:p text:style-name="P38">addi $t,$zero,C</text:p>
        </text:list-item>
        <text:list-item>
          <text:p text:style-name="P21">bne $r1, $<text:span text:style-name="T6">t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:</text:p>
      <text:p text:style-name="P9">AST:</text:p>
      <text:p text:style-name="P1"/>
      <text:p text:style-name="P1"/>
      <text:p text:style-name="P1"/>
      <text:h text:style-name="P17" text:outline-level="2"><draw:custom-shape text:anchor-type="paragraph" draw:z-index="10" draw:name="Forma1" draw:style-name="gr1" draw:text-style-name="P52" svg:width="1.094cm" svg:height="1.094cm" svg:x="3.565cm" svg:y="6.941cm"><text:p text:style-name="P52">!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1" draw:text-style-name="P52" svg:width="1.094cm" svg:height="1.094cm" svg:x="5.565cm" svg:y="8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1" draw:text-style-name="P52" svg:width="1.094cm" svg:height="1.094cm" svg:x="1.565cm" svg:y="8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Forma3" draw:style-name="gr2" draw:text-style-name="P52" svg:x1="3.842cm" svg:y1="7.953cm" svg:x2="2.422cm" svg:y2="9.373cm"><text:p/></draw:line><draw:line text:anchor-type="paragraph" draw:z-index="14" draw:name="Forma2" draw:style-name="gr2" draw:text-style-name="P52" svg:x1="4.382cm" svg:y1="7.969cm" svg:x2="5.885cm" svg:y2="9.472cm"><text:p/></draw:line>1.2.IF !=</text:h>
      <text:p text:style-name="Text_20_body"><text:span text:style-name="T1">AST:IF(!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6377300676" text:continue-numbering="true" text:style-name="L1">
        <text:list-item>
          <text:p text:style-name="P21">b<text:span text:style-name="T6">eq</text:span> $r1, $<text:span text:style-name="T6">r2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:</text:p>
      <text:p text:style-name="P9">AST:</text:p>
      <text:p text:style-name="P9"/>
      <text:p text:style-name="P9"/>
      <text:p text:style-name="P9"/>
      <text:p text:style-name="P9"/>
      <text:p text:style-name="P9"/>
      <text:p text:style-name="P6"><text:span text:style-name="T1">AST:IF(!=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5437991714" text:continue-numbering="true" text:style-name="L1">
        <text:list-item>
          <text:p text:style-name="P38">addi $t, $zero,C</text:p>
        </text:list-item>
        <text:list-item>
          <text:p text:style-name="P21">b<text:span text:style-name="T6">eq</text:span> $r1, $<text:span text:style-name="T6">t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:</text:p>
      <text:p text:style-name="P9"><draw:custom-shape text:anchor-type="paragraph" draw:z-index="15" draw:name="Forma1" draw:style-name="gr1" draw:text-style-name="P52" svg:width="1.094cm" svg:height="1.094cm" svg:x="2.565cm" svg:y="-0.06cm"><text:p text:style-name="P52">!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1" draw:text-style-name="P52" svg:width="1.094cm" svg:height="1.094cm" svg:x="4.565cm" svg:y="1.94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" draw:style-name="gr1" draw:text-style-name="P52" svg:width="1.094cm" svg:height="1.094cm" svg:x="0.564cm" svg:y="1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a3" draw:style-name="gr2" draw:text-style-name="P52" svg:x1="2.842cm" svg:y1="0.953cm" svg:x2="1.422cm" svg:y2="2.373cm"><text:p/></draw:line><draw:line text:anchor-type="paragraph" draw:z-index="19" draw:name="Forma2" draw:style-name="gr2" draw:text-style-name="P52" svg:x1="3.381cm" svg:y1="0.968cm" svg:x2="4.884cm" svg:y2="2.471cm"><text:p/></draw:line>AST:</text:p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2"><draw:custom-shape text:anchor-type="paragraph" draw:z-index="20" draw:name="Forma1" draw:style-name="gr1" draw:text-style-name="P52" svg:width="1.094cm" svg:height="1.094cm" svg:x="3.565cm" svg:y="6.941cm"><text:p text:style-name="P52">&l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" draw:style-name="gr1" draw:text-style-name="P52" svg:width="1.094cm" svg:height="1.094cm" svg:x="5.565cm" svg:y="8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1" draw:style-name="gr1" draw:text-style-name="P52" svg:width="1.094cm" svg:height="1.094cm" svg:x="1.565cm" svg:y="8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a3" draw:style-name="gr2" draw:text-style-name="P52" svg:x1="3.842cm" svg:y1="7.953cm" svg:x2="2.422cm" svg:y2="9.373cm"><text:p/></draw:line><draw:line text:anchor-type="paragraph" draw:z-index="24" draw:name="Forma2" draw:style-name="gr2" draw:text-style-name="P52" svg:x1="4.382cm" svg:y1="7.969cm" svg:x2="5.885cm" svg:y2="9.472cm"><text:p/></draw:line>1.3. IF &lt;</text:h>
      <text:p text:style-name="P6"><text:span text:style-name="T1">AST:IF(&lt;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5648093962" text:continue-numbering="true" text:style-name="L1">
        <text:list-item>
          <text:p text:style-name="P38">slt $t,$r1,$r2</text:p>
        </text:list-item>
        <text:list-item>
          <text:p text:style-name="P2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</text:p>
      <text:p text:style-name="P9">AST:</text:p>
      <text:p text:style-name="P9"/>
      <text:p text:style-name="P9"/>
      <text:p text:style-name="P9"/>
      <text:p text:style-name="P9"/>
      <text:p text:style-name="P9"/>
      <text:p text:style-name="P6"><text:span text:style-name="T1">AST:IF(&l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5856148589" text:continue-numbering="true" text:style-name="L1">
        <text:list-item>
          <text:p text:style-name="P38">addi $t, $zero,C</text:p>
        </text:list-item>
        <text:list-item>
          <text:p text:style-name="P38">slt $t, $r1,$t</text:p>
        </text:list-item>
        <text:list-item>
          <text:p text:style-name="P2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:</text:p>
      <text:p text:style-name="P9"><draw:custom-shape text:anchor-type="paragraph" draw:z-index="25" draw:name="Forma1" draw:style-name="gr1" draw:text-style-name="P52" svg:width="1.094cm" svg:height="1.094cm" svg:x="2.565cm" svg:y="-0.06cm"><text:p text:style-name="P52">&l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a1" draw:style-name="gr1" draw:text-style-name="P52" svg:width="1.094cm" svg:height="1.094cm" svg:x="4.565cm" svg:y="1.94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1" draw:style-name="gr1" draw:text-style-name="P52" svg:width="1.094cm" svg:height="1.094cm" svg:x="0.564cm" svg:y="1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Forma3" draw:style-name="gr2" draw:text-style-name="P52" svg:x1="2.842cm" svg:y1="0.953cm" svg:x2="1.422cm" svg:y2="2.373cm"><text:p/></draw:line><draw:line text:anchor-type="paragraph" draw:z-index="29" draw:name="Forma2" draw:style-name="gr2" draw:text-style-name="P52" svg:x1="3.381cm" svg:y1="0.968cm" svg:x2="4.884cm" svg:y2="2.471cm"><text:p/></draw:line>AST:</text:p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2"><draw:custom-shape text:anchor-type="paragraph" draw:z-index="30" draw:name="Forma1" draw:style-name="gr1" draw:text-style-name="P52" svg:width="1.094cm" svg:height="1.094cm" svg:x="3.565cm" svg:y="6.941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1" draw:style-name="gr1" draw:text-style-name="P52" svg:width="1.094cm" svg:height="1.094cm" svg:x="5.565cm" svg:y="8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a1" draw:style-name="gr1" draw:text-style-name="P52" svg:width="1.094cm" svg:height="1.094cm" svg:x="1.565cm" svg:y="8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a3" draw:style-name="gr2" draw:text-style-name="P52" svg:x1="3.842cm" svg:y1="7.953cm" svg:x2="2.422cm" svg:y2="9.373cm"><text:p/></draw:line><draw:line text:anchor-type="paragraph" draw:z-index="34" draw:name="Forma2" draw:style-name="gr2" draw:text-style-name="P52" svg:x1="4.382cm" svg:y1="7.969cm" svg:x2="5.885cm" svg:y2="9.472cm"><text:p/></draw:line>1.4. IF &gt;</text:h>
      <text:p text:style-name="P6"><text:span text:style-name="T1">AST:IF(&gt;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6474481098" text:continue-numbering="true" text:style-name="L1">
        <text:list-item>
          <text:p text:style-name="P38">slt $t,$r2,$r1</text:p>
        </text:list-item>
        <text:list-item>
          <text:p text:style-name="P2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</text:p>
      <text:p text:style-name="P9">AST:</text:p>
      <text:p text:style-name="P9"/>
      <text:p text:style-name="P9"/>
      <text:p text:style-name="P9"/>
      <text:p text:style-name="P9"/>
      <text:p text:style-name="P9"/>
      <text:p text:style-name="P6"><text:span text:style-name="T1">AST:IF(&g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2">Código:</text:p>
      <text:list xml:id="list72455949146734" text:continue-numbering="true" text:style-name="L1">
        <text:list-item>
          <text:p text:style-name="P38">addi $t, $zero,C</text:p>
        </text:list-item>
        <text:list-item>
          <text:p text:style-name="P38">slt $t, $t,$r1</text:p>
        </text:list-item>
        <text:list-item>
          <text:p text:style-name="P21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5"><text:tab/><text:tab/></text:p>
        </text:list-item>
        <text:list-item>
          <text:p text:style-name="P29">j fim_if</text:p>
        </text:list-item>
        <text:list-item>
          <text:p text:style-name="P29">else: <text:span text:style-name="T2"><text:tab/><text:tab/></text:span></text:p>
        </text:list-item>
      </text:list>
      <text:p text:style-name="P2">fim_if:</text:p>
      <text:p text:style-name="P9"><draw:custom-shape text:anchor-type="paragraph" draw:z-index="35" draw:name="Forma1" draw:style-name="gr1" draw:text-style-name="P52" svg:width="1.094cm" svg:height="1.094cm" svg:x="2.565cm" svg:y="-0.06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1" draw:style-name="gr1" draw:text-style-name="P52" svg:width="1.094cm" svg:height="1.094cm" svg:x="4.565cm" svg:y="1.94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a1" draw:style-name="gr1" draw:text-style-name="P52" svg:width="1.094cm" svg:height="1.094cm" svg:x="0.564cm" svg:y="1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a3" draw:style-name="gr2" draw:text-style-name="P52" svg:x1="2.842cm" svg:y1="0.953cm" svg:x2="1.422cm" svg:y2="2.373cm"><text:p/></draw:line><draw:line text:anchor-type="paragraph" draw:z-index="39" draw:name="Forma2" draw:style-name="gr2" draw:text-style-name="P52" svg:x1="3.381cm" svg:y1="0.968cm" svg:x2="4.884cm" svg:y2="2.471cm"><text:p/></draw:line>AST:</text:p>
      <text:p text:style-name="P9"/>
      <text:p text:style-name="P9"/>
      <text:p text:style-name="P9"/>
      <text:p text:style-name="P9"/>
      <text:p text:style-name="P9"/>
      <text:p text:style-name="P9"/>
      <text:h text:style-name="P18" text:outline-level="2"><draw:custom-shape text:anchor-type="paragraph" draw:z-index="40" draw:name="Forma1" draw:style-name="gr1" draw:text-style-name="P52" svg:width="1.094cm" svg:height="1.094cm" svg:x="2.565cm" svg:y="7.941cm"><text:p text:style-name="P52">&lt;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1" draw:style-name="gr1" draw:text-style-name="P52" svg:width="1.094cm" svg:height="1.094cm" svg:x="4.565cm" svg:y="9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1" draw:style-name="gr1" draw:text-style-name="P52" svg:width="1.094cm" svg:height="1.094cm" svg:x="0.564cm" svg:y="9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Forma3" draw:style-name="gr2" draw:text-style-name="P52" svg:x1="2.842cm" svg:y1="8.954cm" svg:x2="1.422cm" svg:y2="10.374cm"><text:p/></draw:line><draw:line text:anchor-type="paragraph" draw:z-index="44" draw:name="Forma2" draw:style-name="gr2" draw:text-style-name="P52" svg:x1="3.381cm" svg:y1="8.969cm" svg:x2="4.884cm" svg:y2="10.472cm"><text:p/></draw:line>1.5. IF &lt;=</text:h>
      <text:p text:style-name="P7"><text:span text:style-name="T1">AST:IF(&lt;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3">Código:</text:p>
      <text:list xml:id="list72456072593351" text:continue-numbering="true" text:style-name="L1">
        <text:list-item>
          <text:p text:style-name="P39">slt $t,$r1,$r2</text:p>
        </text:list-item>
        <text:list-item>
          <text:p text:style-name="P2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45">bne $r1,$r2,else</text:p>
        </text:list-item>
        <text:list-item>
          <text:p text:style-name="P26"><text:tab/><text:tab/></text:p>
        </text:list-item>
        <text:list-item>
          <text:p text:style-name="P30">j fim_if</text:p>
        </text:list-item>
        <text:list-item>
          <text:p text:style-name="P30">else: <text:span text:style-name="T2"><text:tab/><text:tab/></text:span></text:p>
        </text:list-item>
      </text:list>
      <text:p text:style-name="P3">fim_if</text:p>
      <text:p text:style-name="P10">AST:</text:p>
      <text:p text:style-name="P10"/>
      <text:p text:style-name="P10"/>
      <text:p text:style-name="P10"/>
      <text:p text:style-name="P10"/>
      <text:p text:style-name="P10"/>
      <text:p text:style-name="P7"><text:span text:style-name="T1">AST:IF(&lt;=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3">Código:</text:p>
      <text:list xml:id="list72456119465974" text:continue-numbering="true" text:style-name="L1">
        <text:list-item>
          <text:p text:style-name="P39">addi $t, $zero,C</text:p>
        </text:list-item>
        <text:list-item>
          <text:p text:style-name="P45">bne $r1,$t,else</text:p>
        </text:list-item>
        <text:list-item>
          <text:p text:style-name="P39">slt $t, $r1,$t</text:p>
        </text:list-item>
        <text:list-item>
          <text:p text:style-name="P2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6"><text:tab/><text:tab/></text:p>
        </text:list-item>
        <text:list-item>
          <text:p text:style-name="P30">j fim_if</text:p>
        </text:list-item>
        <text:list-item>
          <text:p text:style-name="P30">else: <text:span text:style-name="T2"><text:tab/><text:tab/></text:span></text:p>
        </text:list-item>
      </text:list>
      <text:p text:style-name="P3">fim_if:</text:p>
      <text:p text:style-name="P10"><draw:custom-shape text:anchor-type="paragraph" draw:z-index="45" draw:name="Forma1" draw:style-name="gr1" draw:text-style-name="P52" svg:width="1.094cm" svg:height="1.094cm" svg:x="2.565cm" svg:y="-0.06cm"><text:p text:style-name="P52">&lt;=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a1" draw:style-name="gr1" draw:text-style-name="P52" svg:width="1.094cm" svg:height="1.094cm" svg:x="4.565cm" svg:y="1.94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a1" draw:style-name="gr1" draw:text-style-name="P52" svg:width="1.094cm" svg:height="1.094cm" svg:x="0.564cm" svg:y="1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Forma3" draw:style-name="gr2" draw:text-style-name="P52" svg:x1="2.842cm" svg:y1="0.953cm" svg:x2="1.422cm" svg:y2="2.373cm"><text:p/></draw:line><draw:line text:anchor-type="paragraph" draw:z-index="49" draw:name="Forma2" draw:style-name="gr2" draw:text-style-name="P52" svg:x1="3.381cm" svg:y1="0.968cm" svg:x2="4.884cm" svg:y2="2.471cm"><text:p/></draw:line>AST:</text:p>
      <text:p text:style-name="P10"/>
      <text:p text:style-name="P10"/>
      <text:p text:style-name="P10"/>
      <text:p text:style-name="P10"/>
      <text:h text:style-name="P18" text:outline-level="2"><draw:custom-shape text:anchor-type="paragraph" draw:z-index="50" draw:name="Forma1" draw:style-name="gr1" draw:text-style-name="P52" svg:width="1.094cm" svg:height="1.094cm" svg:x="2.565cm" svg:y="7.941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Forma1" draw:style-name="gr1" draw:text-style-name="P52" svg:width="1.094cm" svg:height="1.094cm" svg:x="4.565cm" svg:y="9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a1" draw:style-name="gr1" draw:text-style-name="P52" svg:width="1.094cm" svg:height="1.094cm" svg:x="0.564cm" svg:y="9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Forma3" draw:style-name="gr2" draw:text-style-name="P52" svg:x1="2.842cm" svg:y1="8.954cm" svg:x2="1.422cm" svg:y2="10.374cm"><text:p/></draw:line><draw:line text:anchor-type="paragraph" draw:z-index="54" draw:name="Forma2" draw:style-name="gr2" draw:text-style-name="P52" svg:x1="3.381cm" svg:y1="8.969cm" svg:x2="4.884cm" svg:y2="10.472cm"><text:p/></draw:line>1.6. IF &gt;</text:h>
      <text:p text:style-name="P7"><text:span text:style-name="T1">AST:IF(&gt;=($r1,$r2),</text:span><text:span text:style-name="T5"> <text:s text:c="7"/></text:span><text:span text:style-name="T1">,</text:span><text:span text:style-name="T3"> <text:s text:c="6"/></text:span><text:span text:style-name="T1">)</text:span></text:p>
      <text:p text:style-name="P3">Código:</text:p>
      <text:list xml:id="list72455553751801" text:continue-numbering="true" text:style-name="L1">
        <text:list-item>
          <text:p text:style-name="P45">bne $r1,$r2,else</text:p>
        </text:list-item>
        <text:list-item>
          <text:p text:style-name="P39">slt $t,$r2,$r1</text:p>
        </text:list-item>
        <text:list-item>
          <text:p text:style-name="P2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6"><text:tab/><text:tab/></text:p>
        </text:list-item>
        <text:list-item>
          <text:p text:style-name="P30">j fim_if</text:p>
        </text:list-item>
        <text:list-item>
          <text:p text:style-name="P30">else: <text:span text:style-name="T2"><text:tab/><text:tab/></text:span></text:p>
        </text:list-item>
      </text:list>
      <text:p text:style-name="P3">fim_if</text:p>
      <text:p text:style-name="P10">AST:</text:p>
      <text:p text:style-name="P10"/>
      <text:p text:style-name="P10"/>
      <text:p text:style-name="P10"/>
      <text:p text:style-name="P10"/>
      <text:p text:style-name="P7"><text:span text:style-name="T1">AST:IF(&lt;($r1,C),</text:span><text:span text:style-name="T5"> <text:s text:c="7"/></text:span><text:span text:style-name="T1">,</text:span><text:span text:style-name="T3"> <text:s text:c="6"/></text:span><text:span text:style-name="T1">)</text:span></text:p>
      <text:p text:style-name="P3">Código:</text:p>
      <text:list xml:id="list72457047257780" text:continue-numbering="true" text:style-name="L1">
        <text:list-item>
          <text:p text:style-name="P39">addi $t, $zero,C</text:p>
        </text:list-item>
        <text:list-item>
          <text:p text:style-name="P45">bne $r1,$t,else</text:p>
        </text:list-item>
        <text:list-item>
          <text:p text:style-name="P39">slt $t, $t,$r1</text:p>
        </text:list-item>
        <text:list-item>
          <text:p text:style-name="P2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6"><text:tab/><text:tab/></text:p>
        </text:list-item>
        <text:list-item>
          <text:p text:style-name="P30">j fim_if</text:p>
        </text:list-item>
        <text:list-item>
          <text:p text:style-name="P30">else: <text:span text:style-name="T2"><text:tab/><text:tab/></text:span></text:p>
        </text:list-item>
      </text:list>
      <text:p text:style-name="P3">fim_if:</text:p>
      <text:p text:style-name="P10"><draw:custom-shape text:anchor-type="paragraph" draw:z-index="55" draw:name="Forma1" draw:style-name="gr1" draw:text-style-name="P52" svg:width="1.094cm" svg:height="1.094cm" svg:x="2.565cm" svg:y="-0.06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a1" draw:style-name="gr1" draw:text-style-name="P52" svg:width="1.094cm" svg:height="1.094cm" svg:x="4.565cm" svg:y="1.94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a1" draw:style-name="gr1" draw:text-style-name="P52" svg:width="1.094cm" svg:height="1.094cm" svg:x="0.564cm" svg:y="1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8" draw:name="Forma3" draw:style-name="gr2" draw:text-style-name="P52" svg:x1="2.842cm" svg:y1="0.953cm" svg:x2="1.422cm" svg:y2="2.373cm"><text:p/></draw:line><draw:line text:anchor-type="paragraph" draw:z-index="59" draw:name="Forma2" draw:style-name="gr2" draw:text-style-name="P52" svg:x1="3.381cm" svg:y1="0.968cm" svg:x2="4.884cm" svg:y2="2.471cm"><text:p/></draw:line>AST: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8" text:outline-level="2">1.7. IF &amp;&amp;</text:h>
      <text:p text:style-name="P7"><text:span text:style-name="T1">AST:IF(&amp;&amp;(&gt;($r1,$r2),&gt;($r1,C)),</text:span><text:span text:style-name="T5"> <text:s text:c="7"/></text:span><text:span text:style-name="T1">,</text:span><text:span text:style-name="T3"> <text:s text:c="6"/></text:span><text:span text:style-name="T1">)</text:span></text:p>
      <text:p text:style-name="P3">Código:</text:p>
      <text:list xml:id="list72456598863941" text:continue-numbering="true" text:style-name="L1">
        <text:list-item>
          <text:p text:style-name="P40">addi $t, $zero,C</text:p>
        </text:list-item>
        <text:list-item>
          <text:p text:style-name="P40">slt $t, $t,$r1</text:p>
        </text:list-item>
        <text:list-item>
          <text:p text:style-name="P46">b<text:span text:style-name="T7">ne</text:span> $<text:span text:style-name="T6">t</text:span>, $<text:span text:style-name="T6">zero</text:span>, <text:span text:style-name="T1">else</text:span></text:p>
        </text:list-item>
        <text:list-item>
          <text:p text:style-name="P39">slt $t,$r2,$r1</text:p>
        </text:list-item>
        <text:list-item>
          <text:p text:style-name="P22">b<text:span text:style-name="T6">eq</text:span> $<text:span text:style-name="T6">t</text:span>, $<text:span text:style-name="T6">zero</text:span>, <text:span text:style-name="T1">else</text:span></text:p>
        </text:list-item>
        <text:list-item>
          <text:p text:style-name="P26"><text:tab/><text:tab/></text:p>
        </text:list-item>
        <text:list-item>
          <text:p text:style-name="P30">j fim_if</text:p>
        </text:list-item>
        <text:list-item>
          <text:p text:style-name="P30">else: <text:span text:style-name="T2"><text:tab/><text:tab/></text:span></text:p>
        </text:list-item>
      </text:list>
      <text:p text:style-name="P3">fim_if</text:p>
      <text:p text:style-name="P10">AST:</text:p>
      <text:p text:style-name="P10"><draw:custom-shape text:anchor-type="paragraph" draw:z-index="60" draw:name="Forma1" draw:style-name="gr1" draw:text-style-name="P52" svg:width="1.094cm" svg:height="1.094cm" svg:x="0.564cm" svg:y="1.94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Forma1" draw:style-name="gr1" draw:text-style-name="P52" svg:width="1.094cm" svg:height="1.094cm" svg:x="2.565cm" svg:y="3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Forma1" draw:style-name="gr1" draw:text-style-name="P52" svg:width="1.094cm" svg:height="1.094cm" svg:x="-1.436cm" svg:y="3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" draw:name="Forma3" draw:style-name="gr2" draw:text-style-name="P52" svg:x1="0.841cm" svg:y1="2.953cm" svg:x2="-0.579cm" svg:y2="4.373cm"><text:p/></draw:line><draw:line text:anchor-type="paragraph" draw:z-index="64" draw:name="Forma2" draw:style-name="gr2" draw:text-style-name="P52" svg:x1="1.381cm" svg:y1="2.969cm" svg:x2="2.884cm" svg:y2="4.472cm"><text:p/></draw:line><draw:custom-shape text:anchor-type="paragraph" draw:z-index="65" draw:name="Forma1" draw:style-name="gr1" draw:text-style-name="P52" svg:width="1.094cm" svg:height="1.094cm" svg:x="6.565cm" svg:y="1.94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Forma1" draw:style-name="gr1" draw:text-style-name="P52" svg:width="1.094cm" svg:height="1.094cm" svg:x="8.565cm" svg:y="3.941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Forma1" draw:style-name="gr1" draw:text-style-name="P52" svg:width="1.094cm" svg:height="1.094cm" svg:x="4.565cm" svg:y="3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Forma3" draw:style-name="gr2" draw:text-style-name="P52" svg:x1="6.842cm" svg:y1="2.953cm" svg:x2="5.422cm" svg:y2="4.373cm"><text:p/></draw:line><draw:line text:anchor-type="paragraph" draw:z-index="69" draw:name="Forma2" draw:style-name="gr2" draw:text-style-name="P52" svg:x1="7.382cm" svg:y1="2.969cm" svg:x2="8.885cm" svg:y2="4.472cm"><text:p/></draw:line><draw:custom-shape text:anchor-type="paragraph" draw:z-index="70" draw:name="Forma1" draw:style-name="gr1" draw:text-style-name="P52" svg:width="1.094cm" svg:height="1.094cm" svg:x="3.565cm" svg:y="-1.06cm"><text:p text:style-name="P52">&amp;&amp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" draw:name="Forma3" draw:style-name="gr2" draw:text-style-name="P52" svg:x1="3.842cm" svg:y1="-0.226cm" svg:x2="1.505cm" svg:y2="2.111cm"><text:p/></draw:line><draw:line text:anchor-type="paragraph" draw:z-index="72" draw:name="Forma4" draw:style-name="gr2" draw:text-style-name="P52" svg:x1="4.48cm" svg:y1="-0.198cm" svg:x2="6.757cm" svg:y2="2.079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2">1.7. IF | |</text:h>
      <text:p text:style-name="P8"><text:span text:style-name="T1">AST:IF(| |(&gt;($r1,$r2),&gt;($r1,C)),</text:span><text:span text:style-name="T5"> <text:s text:c="7"/></text:span><text:span text:style-name="T1">,</text:span><text:span text:style-name="T3"> <text:s text:c="6"/></text:span><text:span text:style-name="T1">)</text:span></text:p>
      <text:p text:style-name="P4">Código:</text:p>
      <text:list xml:id="list72456405814783" text:continue-numbering="true" text:style-name="L1">
        <text:list-item>
          <text:p text:style-name="P40">addi $t, $zero,C</text:p>
        </text:list-item>
        <text:list-item>
          <text:p text:style-name="P40">slt $t, $t,$r1</text:p>
        </text:list-item>
        <text:list-item>
          <text:p text:style-name="P46">b<text:span text:style-name="T8">ne</text:span> $<text:span text:style-name="T6">t</text:span>, $<text:span text:style-name="T6">zero</text:span>, <text:span text:style-name="T8">then</text:span></text:p>
        </text:list-item>
        <text:list-item>
          <text:p text:style-name="P40">slt $t,$r2,$r1</text:p>
        </text:list-item>
        <text:list-item>
          <text:p text:style-name="P23">b<text:span text:style-name="T8">ne</text:span> $<text:span text:style-name="T6">t</text:span>, $<text:span text:style-name="T6">zero</text:span>, <text:span text:style-name="T8">then</text:span></text:p>
        </text:list-item>
        <text:list-item>
          <text:p text:style-name="P47">j else</text:p>
        </text:list-item>
        <text:list-item>
          <text:p text:style-name="P27"><text:span text:style-name="T9">then:</text:span><text:span text:style-name="T8"> <text:s/></text:span><text:tab/><text:tab/></text:p>
        </text:list-item>
        <text:list-item>
          <text:p text:style-name="P31">j fim_if</text:p>
        </text:list-item>
        <text:list-item>
          <text:p text:style-name="P31">else: <text:span text:style-name="T2"><text:tab/><text:tab/></text:span></text:p>
        </text:list-item>
      </text:list>
      <text:p text:style-name="P4">fim_if</text:p>
      <text:p text:style-name="P11">AST:</text:p>
      <text:p text:style-name="P11"><draw:custom-shape text:anchor-type="paragraph" draw:z-index="73" draw:name="Forma1" draw:style-name="gr1" draw:text-style-name="P52" svg:width="1.094cm" svg:height="1.094cm" svg:x="0.564cm" svg:y="1.94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Forma1" draw:style-name="gr1" draw:text-style-name="P52" svg:width="1.094cm" svg:height="1.094cm" svg:x="2.565cm" svg:y="3.941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Forma1" draw:style-name="gr1" draw:text-style-name="P52" svg:width="1.094cm" svg:height="1.094cm" svg:x="-1.436cm" svg:y="3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Forma3" draw:style-name="gr2" draw:text-style-name="P52" svg:x1="0.841cm" svg:y1="2.953cm" svg:x2="-0.579cm" svg:y2="4.373cm"><text:p/></draw:line><draw:line text:anchor-type="paragraph" draw:z-index="77" draw:name="Forma2" draw:style-name="gr2" draw:text-style-name="P52" svg:x1="1.381cm" svg:y1="2.969cm" svg:x2="2.884cm" svg:y2="4.472cm"><text:p/></draw:line><draw:custom-shape text:anchor-type="paragraph" draw:z-index="78" draw:name="Forma1" draw:style-name="gr1" draw:text-style-name="P52" svg:width="1.094cm" svg:height="1.094cm" svg:x="6.565cm" svg:y="1.94cm"><text:p text:style-name="P52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Forma1" draw:style-name="gr1" draw:text-style-name="P52" svg:width="1.094cm" svg:height="1.094cm" svg:x="8.565cm" svg:y="3.941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Forma1" draw:style-name="gr1" draw:text-style-name="P52" svg:width="1.094cm" svg:height="1.094cm" svg:x="4.565cm" svg:y="3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1" draw:name="Forma3" draw:style-name="gr2" draw:text-style-name="P52" svg:x1="6.842cm" svg:y1="2.953cm" svg:x2="5.422cm" svg:y2="4.373cm"><text:p/></draw:line><draw:line text:anchor-type="paragraph" draw:z-index="82" draw:name="Forma2" draw:style-name="gr2" draw:text-style-name="P52" svg:x1="7.382cm" svg:y1="2.969cm" svg:x2="8.885cm" svg:y2="4.472cm"><text:p/></draw:line><draw:custom-shape text:anchor-type="paragraph" draw:z-index="83" draw:name="Forma1" draw:style-name="gr1" draw:text-style-name="P52" svg:width="1.094cm" svg:height="1.094cm" svg:x="3.565cm" svg:y="-1.06cm"><text:p text:style-name="P52">| |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" draw:name="Forma3" draw:style-name="gr2" draw:text-style-name="P52" svg:x1="3.842cm" svg:y1="-0.226cm" svg:x2="1.505cm" svg:y2="2.111cm"><text:p/></draw:line><draw:line text:anchor-type="paragraph" draw:z-index="85" draw:name="Forma4" draw:style-name="gr2" draw:text-style-name="P52" svg:x1="4.48cm" svg:y1="-0.198cm" svg:x2="6.757cm" svg:y2="2.079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6" text:outline-level="2"><text:span text:style-name="T10">2. EXP MATEMATICAS</text:span></text:h>
      <text:h text:style-name="P14" text:outline-level="2"><text:span text:style-name="T10">2.1 EXP +</text:span></text:h>
      <text:p text:style-name="P48"><text:span text:style-name="T1">AST:+($r1,$r2)<text:tab/><text:tab/><text:tab/><text:tab/><text:tab/>AST: +($r1,C)</text:span></text:p>
      <text:p text:style-name="P36"><draw:custom-shape text:anchor-type="paragraph" draw:z-index="86" draw:name="Forma1" draw:style-name="gr1" draw:text-style-name="P52" svg:width="1.094cm" svg:height="1.094cm" svg:x="1.565cm" svg:y="0.94cm"><text:p text:style-name="P52">+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Forma1" draw:style-name="gr1" draw:text-style-name="P52" svg:width="1.094cm" svg:height="1.094cm" svg:x="3.565cm" svg:y="2.94cm"><text:p text:style-name="P52">$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Forma1" draw:style-name="gr1" draw:text-style-name="P52" svg:width="1.094cm" svg:height="1.094cm" svg:x="-0.436cm" svg:y="2.94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9" draw:name="Forma3" draw:style-name="gr2" draw:text-style-name="P52" svg:x1="1.842cm" svg:y1="1.953cm" svg:x2="0.422cm" svg:y2="3.373cm"><text:p/></draw:line><draw:line text:anchor-type="paragraph" draw:z-index="90" draw:name="Forma2" draw:style-name="gr2" draw:text-style-name="P52" svg:x1="2.381cm" svg:y1="1.968cm" svg:x2="3.884cm" svg:y2="3.471cm"><text:p/></draw:line>Código: <text:span text:style-name="T10">add $t,$r1,$r2</text:span><text:tab/><text:tab/><text:tab/><text:tab/>Código: <text:span text:style-name="T10">addi $t,$zero,C</text:span></text:p>
      <text:p text:style-name="P36"><draw:custom-shape text:anchor-type="paragraph" draw:z-index="91" draw:name="Forma1" draw:style-name="gr1" draw:text-style-name="P52" svg:width="1.094cm" svg:height="1.094cm" svg:x="13.899cm" svg:y="0.09cm"><text:p text:style-name="P52">+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AST:<text:tab/><text:tab/><text:tab/><text:tab/><text:tab/><text:tab/><text:tab/><text:tab/> <text:s/>add $t,$r1,$t<text:tab/><text:tab/><text:tab/></text:span></text:p>
      <text:p text:style-name="P43"><draw:line text:anchor-type="paragraph" draw:z-index="94" draw:name="Forma3" draw:style-name="gr2" draw:text-style-name="P52" svg:x1="14.177cm" svg:y1="0.297cm" svg:x2="12.757cm" svg:y2="1.717cm"><text:p/></draw:line><draw:line text:anchor-type="paragraph" draw:z-index="95" draw:name="Forma2" draw:style-name="gr2" draw:text-style-name="P52" svg:x1="14.716cm" svg:y1="0.312cm" svg:x2="16.219cm" svg:y2="1.815cm"><text:p/></draw:line></text:p>
      <text:p text:style-name="P43"><draw:custom-shape text:anchor-type="paragraph" draw:z-index="92" draw:name="Forma1" draw:style-name="gr1" draw:text-style-name="P52" svg:width="1.094cm" svg:height="1.094cm" svg:x="15.9cm" svg:y="0.478cm"><text:p text:style-name="P5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name="Forma1" draw:style-name="gr1" draw:text-style-name="P52" svg:width="1.094cm" svg:height="1.094cm" svg:x="11.899cm" svg:y="0.478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4" text:outline-level="2"/>
      <text:h text:style-name="P14" text:outline-level="2"/>
      <text:p text:style-name="P49"><draw:custom-shape text:anchor-type="paragraph" draw:z-index="96" draw:name="Forma1" draw:style-name="gr1" draw:text-style-name="P52" svg:width="1.094cm" svg:height="1.094cm" svg:x="1.565cm" svg:y="5.941cm"><text:p text:style-name="P52">+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Forma1" draw:style-name="gr1" draw:text-style-name="P52" svg:width="1.094cm" svg:height="1.094cm" svg:x="3.565cm" svg:y="7.941cm"><text:p text:style-name="P52">EX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Forma1" draw:style-name="gr1" draw:text-style-name="P52" svg:width="1.094cm" svg:height="1.094cm" svg:x="-0.436cm" svg:y="7.941cm"><text:p text:style-name="P52">$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9" draw:name="Forma3" draw:style-name="gr2" draw:text-style-name="P52" svg:x1="1.842cm" svg:y1="6.954cm" svg:x2="0.422cm" svg:y2="8.374cm"><text:p/></draw:line><draw:line text:anchor-type="paragraph" draw:z-index="100" draw:name="Forma2" draw:style-name="gr2" draw:text-style-name="P52" svg:x1="2.381cm" svg:y1="6.969cm" svg:x2="3.884cm" svg:y2="8.472cm"><text:p/></draw:line><text:span text:style-name="T1">AST:+($r1,exp)</text:span></text:p>
      <text:p text:style-name="P49"><text:span text:style-name="T1">Código: </text:span></text:p>
      <text:list xml:id="list122449233" text:style-name="L3">
        <text:list-item>
          <text:p text:style-name="P50">realiza calculo da exp</text:p>
        </text:list-item>
        <text:list-item>
          <text:p text:style-name="P50">add $t,$r1,(registrador da exp)</text:p>
        </text:list-item>
      </text:list>
      <text:p text:style-name="P37"/>
      <text:p text:style-name="P37"><text:span text:style-name="T10">add $t,$r1,$r2</text:span></text:p>
      <text:p text:style-name="P37"><text:span text:style-name="T6">AST:</text:span></text:p>
      <text:p text:style-name="P44"/>
      <text:p text:style-name="P44"/>
      <text:h text:style-name="P15" text:outline-level="2"><text:soft-page-break/></text:h>
      <text:h text:style-name="P15" text:outline-level="2"/>
      <text:h text:style-name="P15" text:outline-level="2"/>
      <text:h text:style-name="P14" text:outline-level="2"/>
      <text:h text:style-name="P14" text:outline-level="2"/>
      <text:h text:style-name="P14" text:outline-level="2"><text:span text:style-name="T10">2.2 EXP -</text:span></text:h>
      <text:h text:style-name="P14" text:outline-level="2"><text:span text:style-name="T10">2.3 EXP *</text:span></text:h>
      <text:h text:style-name="P14" text:outline-level="2"><text:span text:style-name="T10">2.4 EXP /</text:span></text:h>
      <text:p text:style-name="Text_20_body"/>
      <text:p text:style-name="P11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55:45.605555528</meta:creation-date>
    <dc:date>2019-11-27T19:05:14.621559905</dc:date>
    <meta:editing-duration>PT5M3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3" meta:paragraph-count="175" meta:word-count="448" meta:character-count="2367" meta:non-whitespace-character-count="1837"/>
  </office:meta>
</office:document-meta>
</file>